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GlavniTok2" style:family="table">
      <style:table-properties style:width="17cm" table:align="margins"/>
    </style:style>
    <style:style style:name="GlavniTok2.A" style:family="table-column">
      <style:table-column-properties style:column-width="5.667cm" style:rel-column-width="21845*"/>
    </style:style>
    <style:style style:name="GlavniTok2.A1" style:family="table-cell">
      <style:table-cell-properties fo:padding="0.097cm" fo:border-left="0.05pt solid #000000" fo:border-right="none" fo:border-top="0.05pt solid #000000" fo:border-bottom="0.05pt solid #000000"/>
    </style:style>
    <style:style style:name="GlavniTok2.C1" style:family="table-cell">
      <style:table-cell-properties fo:padding="0.097cm" fo:border="0.05pt solid #000000"/>
    </style:style>
    <style:style style:name="GlavniTok2.A2" style:family="table-cell">
      <style:table-cell-properties fo:padding="0.097cm" fo:border-left="0.05pt solid #000000" fo:border-right="none" fo:border-top="none" fo:border-bottom="0.05pt solid #000000"/>
    </style:style>
    <style:style style:name="GlavniTok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711cm" fo:margin-left="0.097cm" fo:margin-top="0cm" fo:margin-bottom="0cm" table:align="left"/>
    </style:style>
    <style:style style:name="Table1.A" style:family="table-column">
      <style:table-column-properties style:column-width="5.009cm"/>
    </style:style>
    <style:style style:name="Table1.B" style:family="table-column">
      <style:table-column-properties style:column-width="4.457cm"/>
    </style:style>
    <style:style style:name="Table1.C" style:family="table-column">
      <style:table-column-properties style:column-width="4.12cm"/>
    </style:style>
    <style:style style:name="Table1.D" style:family="table-column">
      <style:table-column-properties style:column-width="4.122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fo:padding="0cm" fo:border-left="0.1pt solid #000001" fo:border-right="none" fo:border-top="0.1pt solid #000001" fo:border-bottom="0.1pt solid #000001"/>
    </style:style>
    <style:style style:name="Table1.D1" style:family="table-cell">
      <style:table-cell-properties fo:padding="0cm" fo:border="0.1pt solid #000001"/>
    </style:style>
    <style:style style:name="Table2" style:family="table">
      <style:table-properties style:width="17.106cm" fo:margin-left="0.097cm" fo:margin-top="0cm" fo:margin-bottom="0cm" table:align="left"/>
    </style:style>
    <style:style style:name="Table2.A" style:family="table-column">
      <style:table-column-properties style:column-width="3.422cm"/>
    </style:style>
    <style:style style:name="Table2.B" style:family="table-column">
      <style:table-column-properties style:column-width="5.173cm"/>
    </style:style>
    <style:style style:name="Table2.C" style:family="table-column">
      <style:table-column-properties style:column-width="4.247cm"/>
    </style:style>
    <style:style style:name="Table2.D" style:family="table-column">
      <style:table-column-properties style:column-width="4.262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padding="0cm" fo:border-left="0.1pt solid #000001" fo:border-right="none" fo:border-top="0.1pt solid #000001" fo:border-bottom="0.1pt solid #000001"/>
    </style:style>
    <style:style style:name="Table2.D1" style:family="table-cell">
      <style:table-cell-properties fo:padding="0cm" fo:border="0.1pt solid #000001"/>
    </style:style>
    <style:style style:name="P1" style:family="paragraph" style:parent-style-name="Standard">
      <style:text-properties officeooo:rsid="00173721" officeooo:paragraph-rsid="00173721"/>
    </style:style>
    <style:style style:name="P2" style:family="paragraph" style:parent-style-name="Standard">
      <style:text-properties officeooo:rsid="00173721" officeooo:paragraph-rsid="001c3ddd"/>
    </style:style>
    <style:style style:name="P3" style:family="paragraph" style:parent-style-name="Standard">
      <style:text-properties officeooo:rsid="001c3ddd" officeooo:paragraph-rsid="001c3ddd"/>
    </style:style>
    <style:style style:name="P4" style:family="paragraph" style:parent-style-name="Standard">
      <style:text-properties officeooo:rsid="001f4872" officeooo:paragraph-rsid="001f487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c3ddd" officeooo:paragraph-rsid="001c3ddd"/>
    </style:style>
    <style:style style:name="P7" style:family="paragraph" style:parent-style-name="Standard">
      <style:text-properties officeooo:rsid="001f4872" officeooo:paragraph-rsid="001f4872"/>
    </style:style>
    <style:style style:name="P8" style:family="paragraph" style:parent-style-name="Standard">
      <style:text-properties style:font-name="Liberation Serif" fo:font-size="12pt" fo:language="en" fo:country="US" style:font-size-asian="12pt"/>
    </style:style>
    <style:style style:name="P9" style:family="paragraph" style:parent-style-name="Standard">
      <style:text-properties style:font-name="Liberation Serif" fo:font-size="12pt" fo:language="en" fo:country="US" fo:font-weight="normal" style:font-size-asian="12pt" style:font-weight-asian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fo:language="en" fo:country="US" fo:font-weight="normal" style:font-size-asian="12pt" style:font-weight-asian="norm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style:font-name="Calibri" fo:font-size="11pt" fo:language="en" fo:country="US" fo:font-weight="normal" style:font-size-asian="11pt" style:font-weight-asian="normal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1pt" fo:language="en" fo:country="US" fo:font-weight="normal" style:font-size-asian="11pt" style:font-weight-asian="normal"/>
    </style:style>
    <style:style style:name="T1" style:family="text">
      <style:text-properties officeooo:rsid="001c3ddd"/>
    </style:style>
    <style:style style:name="T2" style:family="text">
      <style:text-properties officeooo:rsid="001e8290"/>
    </style:style>
    <style:style style:name="T3" style:family="text">
      <style:text-properties style:font-name="Liberation Serif" fo:font-size="12pt" fo:language="en" fo:country="US" style:font-size-asian="12pt"/>
    </style:style>
    <style:style style:name="T4" style:family="text">
      <style:text-properties style:font-name="Liberation Serif" fo:font-size="12pt" fo:language="en" fo:country="US" officeooo:rsid="00211617" style:font-size-asian="12pt"/>
    </style:style>
    <style:style style:name="T5" style:family="text">
      <style:text-properties style:font-name="Liberation Serif" fo:font-size="12pt" fo:language="en" fo:country="US" fo:font-weight="bold" style:font-size-asian="12pt" style:font-weight-asian="bold"/>
    </style:style>
    <style:style style:name="T6" style:family="text">
      <style:text-properties style:font-name="Liberation Serif" fo:font-size="12pt" fo:language="en" fo:country="US" fo:font-weight="normal" style:font-size-asian="12pt" style:font-weight-asian="normal"/>
    </style:style>
    <style:style style:name="T7" style:family="text">
      <style:text-properties style:font-name="Liberation Serif" fo:font-size="12pt" fo:language="bs" fo:country="BA" fo:font-weight="normal" style:font-size-asian="12pt" style:font-weight-asian="normal"/>
    </style:style>
    <style:style style:name="T8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Scenarij <text:span text:style-name="T2">1</text:span>:</text:p>
      <text:p text:style-name="P2">Opis: <text:span text:style-name="T1">Administracija uposlenika</text:span></text:p>
      <text:p text:style-name="P2">Preduvjeti: <text:span text:style-name="T1">Direktor je logovan na sistem, neko od uposlenika je napravio zahtjev (godišnji, uvjerenje o zaposlenju...)</text:span></text:p>
      <text:p text:style-name="P2">Posljedice (uspješan završetak): <text:span text:style-name="T1">Obrađeni su svi zahtjevi i potrebe uposlenika</text:span></text:p>
      <text:p text:style-name="P2">Posljedice (neuspješan završetak): <text:span text:style-name="T1">Neki zahtjevi i dalje nisu obrađeni</text:span></text:p>
      <text:p text:style-name="P2">Primarni akteri: <text:span text:style-name="T1">direktor</text:span></text:p>
      <text:p text:style-name="P2">Ostali akteri: <text:span text:style-name="T1">prodavač, proizvođač</text:span></text:p>
      <text:p text:style-name="P2">Glavni tok: </text:p>
      <text:p text:style-name="P2"/>
      <table:table table:name="GlavniTok2" table:style-name="GlavniTok2">
        <table:table-column table:style-name="GlavniTok2.A" table:number-columns-repeated="3"/>
        <table:table-row>
          <table:table-cell table:style-name="GlavniTok2.A1" office:value-type="string">
            <text:p text:style-name="P6">Uposlenik</text:p>
          </table:table-cell>
          <table:table-cell table:style-name="GlavniTok2.A1" office:value-type="string">
            <text:p text:style-name="P6">Direktor</text:p>
          </table:table-cell>
          <table:table-cell table:style-name="GlavniTok2.C1" office:value-type="string">
            <text:p text:style-name="P6">Sistem</text:p>
          </table:table-cell>
        </table:table-row>
        <table:table-row>
          <table:table-cell table:style-name="GlavniTok2.A2" office:value-type="string">
            <text:p text:style-name="P6">1. Neko od uposlenika kreira zahtjev</text:p>
          </table:table-cell>
          <table:table-cell table:style-name="GlavniTok2.A2" office:value-type="string">
            <text:p text:style-name="P6"/>
          </table:table-cell>
          <table:table-cell table:style-name="GlavniTok2.C2" office:value-type="string">
            <text:p text:style-name="P6">2. Sistem periodično ažurira stanje obavijesti i obavještava direktora</text:p>
          </table:table-cell>
        </table:table-row>
        <table:table-row>
          <table:table-cell table:style-name="GlavniTok2.A2" office:value-type="string">
            <text:p text:style-name="P5"/>
          </table:table-cell>
          <table:table-cell table:style-name="GlavniTok2.A2" office:value-type="string">
            <text:p text:style-name="P6">3. Direktor prima zahtjev</text:p>
          </table:table-cell>
          <table:table-cell table:style-name="GlavniTok2.C2" office:value-type="string">
            <text:p text:style-name="P5"/>
          </table:table-cell>
        </table:table-row>
        <table:table-row>
          <table:table-cell table:style-name="GlavniTok2.A2" office:value-type="string">
            <text:p text:style-name="P5"/>
          </table:table-cell>
          <table:table-cell table:style-name="GlavniTok2.A2" office:value-type="string">
            <text:p text:style-name="P6">4. Direktor vrši pregled potrebnih informacija</text:p>
          </table:table-cell>
          <table:table-cell table:style-name="GlavniTok2.C2" office:value-type="string">
            <text:p text:style-name="P5"/>
          </table:table-cell>
        </table:table-row>
        <table:table-row>
          <table:table-cell table:style-name="GlavniTok2.A2" office:value-type="string">
            <text:p text:style-name="P5"/>
          </table:table-cell>
          <table:table-cell table:style-name="GlavniTok2.A2" office:value-type="string">
            <text:p text:style-name="P6">5. Direktor odlučuje o odobranju zahtjeva</text:p>
          </table:table-cell>
          <table:table-cell table:style-name="GlavniTok2.C2" office:value-type="string">
            <text:p text:style-name="P6">6. Sistem spašava promjene i obavještava uposlenika</text:p>
          </table:table-cell>
        </table:table-row>
      </table:table>
      <text:p text:style-name="P2"/>
      <text:p text:style-name="P4">Nema alternativnih tokova.</text:p>
      <text:p text:style-name="P4"/>
      <text:p text:style-name="P4"><text:span text:style-name="T3">Scenarij </text:span><text:span text:style-name="T4">2</text:span><text:span text:style-name="T3">:</text:span></text:p>
      <text:p text:style-name="P8"/>
      <text:p text:style-name="Standard"><text:span text:style-name="T3">Opis: Kreiranje vlastitog poklona</text:span></text:p>
      <text:p text:style-name="Standard"><text:span text:style-name="T3">Preduvjeti: Kupac logovan na sistem</text:span></text:p>
      <text:p text:style-name="Standard"><text:span text:style-name="T3">Posljedice (uspješan završetak): Poklon je kreiran, i poslan u fabriku na izradu</text:span></text:p>
      <text:p text:style-name="Standard"><text:span text:style-name="T3">Posljedice (neuspješan završetak): Korisnik je odustao od poklona </text:span></text:p>
      <text:p text:style-name="Standard"><text:span text:style-name="T3">Primarni akteri: Kupac</text:span></text:p>
      <text:p text:style-name="Standard"><text:span text:style-name="T3">Ostali akteri: </text:span></text:p>
      <text:p text:style-name="Standard"><text:span text:style-name="T3">Glavni tok: 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<text:span text:style-name="T5">Kupac</text:span></text:p>
          </table:table-cell>
          <table:table-cell table:style-name="Table1.A1" office:value-type="string">
            <text:p text:style-name="P11"><text:span text:style-name="T5">Sistem Handmade Pokloni</text:span></text:p>
          </table:table-cell>
          <table:table-cell table:style-name="Table1.A1" office:value-type="string">
            <text:p text:style-name="P11"><text:span text:style-name="T5">Bankovni sistem</text:span></text:p>
          </table:table-cell>
          <table:table-cell table:style-name="Table1.D1" office:value-type="string">
            <text:p text:style-name="P11"><text:span text:style-name="T5">Kuriska služba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6">1. Pristupanje interfejsu za naru</text:span><text:span text:style-name="T7">čivanje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D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1"><text:span text:style-name="T6">2. Odabir opcije za ru</text:span><text:span text:style-name="T7">čno kreiranje poklona</text:span></text:p>
          </table:table-cell>
          <table:table-cell table:style-name="Table1.A1" office:value-type="string">
            <text:p text:style-name="P11"><text:span text:style-name="T6">3. Prikaz mogu</text:span><text:span text:style-name="T7">ćnosti pri kreiranju</text:span></text:p>
          </table:table-cell>
          <table:table-cell table:style-name="Table1.A1" office:value-type="string">
            <text:p text:style-name="P13"/>
          </table:table-cell>
          <table:table-cell table:style-name="Table1.D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1"><text:span text:style-name="T6">4. Validacija zahtjeva</text:span></text:p>
          </table:table-cell>
          <table:table-cell table:style-name="Table1.A1" office:value-type="string">
            <text:p text:style-name="P13"/>
          </table:table-cell>
          <table:table-cell table:style-name="Table1.D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1"><text:span text:style-name="T6">5. Obra</text:span><text:span text:style-name="T7">čun cijene</text:span></text:p>
          </table:table-cell>
          <table:table-cell table:style-name="Table1.A1" office:value-type="string">
            <text:p text:style-name="P13"/>
          </table:table-cell>
          <table:table-cell table:style-name="Table1.D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1"><text:span text:style-name="T6">6. Odabir na</text:span><text:span text:style-name="T7">čina plaćanja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D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1"><text:span text:style-name="T6">7. Unos podataka potrebnih za pla</text:span><text:span text:style-name="T7">ćanje</text:span></text:p>
          </table:table-cell>
          <table:table-cell table:style-name="Table1.A1" office:value-type="string">
            <text:p text:style-name="P11"><text:span text:style-name="T6">9. Slanje zahtjeva banci i kurirskoj službi</text:span></text:p>
          </table:table-cell>
          <table:table-cell table:style-name="Table1.A1" office:value-type="string">
            <text:p text:style-name="P13"/>
          </table:table-cell>
          <table:table-cell table:style-name="Table1.D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1"><text:span text:style-name="T6">8. Validacija podataka</text:span></text:p>
          </table:table-cell>
          <table:table-cell table:style-name="Table1.D1" office:value-type="string">
            <text:p text:style-name="P11"><text:span text:style-name="T6">8. Validacija podataka</text:span>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1"><text:span text:style-name="T6">9. Kreiranje transakcije</text:span></text:p>
          </table:table-cell>
          <table:table-cell table:style-name="Table1.D1" office:value-type="string">
            <text:p text:style-name="P11"><text:span text:style-name="T6">9. Kreiranje pošiljke</text:span>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1"><text:span text:style-name="T6">10. Spašavanje podataka o narudžbi</text:span></text:p>
          </table:table-cell>
          <table:table-cell table:style-name="Table1.A1" office:value-type="string">
            <text:p text:style-name="P13"/>
          </table:table-cell>
          <table:table-cell table:style-name="Table1.D1" office:value-type="string">
            <text:p text:style-name="P13"/>
          </table:table-cell>
        </table:table-row>
      </table:table>
      <text:p text:style-name="P9"/>
      <text:p text:style-name="Standard"><text:span text:style-name="T6">Alternativni tok 1: Neuspjelo kompletiranje narudžbe</text:span></text:p>
      <text:p text:style-name="Standard"><text:soft-page-break/><text:span text:style-name="T6">Preduvjeti: Neuspjela validacija na koraku 8 (pogrešni podaci, nedovoljna sredstva na ra</text:span><text:span text:style-name="T7">čunu,..)</text:span></text:p>
      <text:p text:style-name="Standard"><text:span text:style-name="T6">Tok doga</text:span><text:span text:style-name="T7">đaja: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><text:span text:style-name="T5">Kupac</text:span></text:p>
          </table:table-cell>
          <table:table-cell table:style-name="Table2.A1" office:value-type="string">
            <text:p text:style-name="P11"><text:span text:style-name="T5">Sistem Handmade Pokloni</text:span></text:p>
          </table:table-cell>
          <table:table-cell table:style-name="Table2.A1" office:value-type="string">
            <text:p text:style-name="P11"><text:span text:style-name="T5">Bankovni sistem</text:span></text:p>
          </table:table-cell>
          <table:table-cell table:style-name="Table2.D1" office:value-type="string">
            <text:p text:style-name="P11"><text:span text:style-name="T5">Kuriska služba</text:span></text:p>
          </table:table-cell>
        </table:table-row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1"><text:span text:style-name="T6">1. Zahtjev ne prolazi validaciju zbog neispravnih podataka</text:span></text:p>
          </table:table-cell>
          <table:table-cell table:style-name="Table2.D1" office:value-type="string">
            <text:p text:style-name="P11"><text:span text:style-name="T6">1. Zahtjev ne prolazi validaciju zbog neispravnih podataka</text:span></text:p>
          </table:table-cell>
        </table:table-row>
        <table:table-row table:style-name="Table2.1">
          <table:table-cell table:style-name="Table2.A1" office:value-type="string">
            <text:p text:style-name="P10"/>
            <text:p text:style-name="P13"/>
          </table:table-cell>
          <table:table-cell table:style-name="Table2.A1" office:value-type="string">
            <text:p text:style-name="P10"/>
            <text:p text:style-name="P11"><text:span text:style-name="T6">2. <text:s/>Obavještenje korisnika o problemu</text:span></text:p>
          </table:table-cell>
          <table:table-cell table:style-name="Table2.A1" office:value-type="string">
            <text:p text:style-name="P13"/>
          </table:table-cell>
          <table:table-cell table:style-name="Table2.D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><text:span text:style-name="T6">3. Korisnik može ponovo unijeti podatke (</text:span><text:span text:style-name="T7">čime se tok izvršavanja vraća na korak 6 glavnog toka) ili odustavi od narudžbe (čime Alternativni tok 1 nastavlja sa izvršavanjem)</text:span></text:p>
          </table:table-cell>
          <table:table-cell table:style-name="Table2.A1" office:value-type="string">
            <text:p text:style-name="P11"><text:span text:style-name="T6">4. Sistem briše privremene podatke koje je kreirao tokom ovog scenarija</text:span></text:p>
          </table:table-cell>
          <table:table-cell table:style-name="Table2.A1" office:value-type="string">
            <text:p text:style-name="P13"/>
          </table:table-cell>
          <table:table-cell table:style-name="Table2.D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1"><text:span text:style-name="T6">4. <text:s/>Sistem vra</text:span><text:span text:style-name="T7">ća kupca na početnu stranicu</text:span></text:p>
          </table:table-cell>
          <table:table-cell table:style-name="Table2.A1" office:value-type="string">
            <text:p text:style-name="P13"/>
          </table:table-cell>
          <table:table-cell table:style-name="Table2.D1" office:value-type="string">
            <text:p text:style-name="P13"/>
          </table:table-cell>
        </table:table-row>
      </table:table>
      <text:p text:style-name="P1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2:16:47.627636675</meta:creation-date>
    <dc:date>2015-03-14T11:16:59.239000000</dc:date>
    <meta:editing-duration>PT24M14S</meta:editing-duration>
    <meta:editing-cycles>10</meta:editing-cycles>
    <meta:generator>LibreOffice/4.3.5.2$Windows_x86 LibreOffice_project/3a87456aaa6a95c63eea1c1b3201acedf0751bd5</meta:generator>
    <meta:document-statistic meta:table-count="3" meta:image-count="0" meta:object-count="0" meta:page-count="2" meta:paragraph-count="56" meta:word-count="290" meta:character-count="2071" meta:non-whitespace-character-count="1831"/>
  </office:meta>
</office:document-meta>
</file>